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4056" calcext:value-type="float">
            <text:p>75.12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0032" calcext:value-type="float">
            <text:p>74.17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8744" calcext:value-type="float">
            <text:p>69.19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0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0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5384" calcext:value-type="float">
            <text:p>68.9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1336" calcext:value-type="float">
            <text:p>68.60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9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9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8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8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8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8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8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7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7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2302</text:p>
          </table:table-cell>
          <table:table-cell office:value-type="string" calcext:value-type="string">
            <text:p>197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